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colCommandEvent.is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CommandEvent.ProtocolCommandEvent( Object source , String command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tocolCommandEvent.ProtocolCommandEvent( Object source , int reply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tocolCommandEvent.is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CommandEvent.getRepl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CommandEvent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CommandEv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